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937" officeooo:paragraph-rsid="001e9937"/>
    </style:style>
    <style:style style:name="P2" style:family="paragraph" style:parent-style-name="Standard">
      <style:text-properties officeooo:rsid="001f1062" officeooo:paragraph-rsid="001f1062"/>
    </style:style>
    <style:style style:name="P3" style:family="paragraph" style:parent-style-name="Standard">
      <style:text-properties officeooo:rsid="002226e1" officeooo:paragraph-rsid="002226e1"/>
    </style:style>
    <style:style style:name="P4" style:family="paragraph" style:parent-style-name="Standard">
      <style:text-properties officeooo:rsid="0025083c" officeooo:paragraph-rsid="002226e1"/>
    </style:style>
    <style:style style:name="P5" style:family="paragraph" style:parent-style-name="Standard">
      <style:text-properties officeooo:rsid="0025083c" officeooo:paragraph-rsid="0025083c"/>
    </style:style>
    <style:style style:name="P6" style:family="paragraph" style:parent-style-name="Standard">
      <style:text-properties officeooo:rsid="002577e0" officeooo:paragraph-rsid="002577e0"/>
    </style:style>
    <style:style style:name="P7" style:family="paragraph" style:parent-style-name="Standard">
      <style:text-properties officeooo:rsid="0025dabe" officeooo:paragraph-rsid="0025dabe"/>
    </style:style>
    <style:style style:name="P8" style:family="paragraph" style:parent-style-name="Standard">
      <style:text-properties officeooo:rsid="002778a2" officeooo:paragraph-rsid="002778a2"/>
    </style:style>
    <style:style style:name="P9" style:family="paragraph" style:parent-style-name="Standard">
      <style:text-properties officeooo:rsid="0028b891" officeooo:paragraph-rsid="0028b891"/>
    </style:style>
    <style:style style:name="P10" style:family="paragraph" style:parent-style-name="Standard">
      <style:text-properties officeooo:rsid="00296dba" officeooo:paragraph-rsid="00296dba"/>
    </style:style>
    <style:style style:name="P11" style:family="paragraph" style:parent-style-name="Standard">
      <style:text-properties officeooo:rsid="0029c250" officeooo:paragraph-rsid="0029c250"/>
    </style:style>
    <style:style style:name="P12" style:family="paragraph" style:parent-style-name="Standard">
      <style:text-properties officeooo:rsid="002e5334" officeooo:paragraph-rsid="002e5334"/>
    </style:style>
    <style:style style:name="P13" style:family="paragraph" style:parent-style-name="Standard">
      <style:text-properties officeooo:rsid="002e6149" officeooo:paragraph-rsid="002e6149"/>
    </style:style>
    <style:style style:name="T1" style:family="text">
      <style:text-properties officeooo:rsid="00210216"/>
    </style:style>
    <style:style style:name="T2" style:family="text">
      <style:text-properties officeooo:rsid="00213a13"/>
    </style:style>
    <style:style style:name="T3" style:family="text">
      <style:text-properties officeooo:rsid="002226e1"/>
    </style:style>
    <style:style style:name="T4" style:family="text">
      <style:text-properties officeooo:rsid="002577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ckzettel BWL Prüfung Maximilian Maag v1</text:p>
      <text:p text:style-name="P2">Passwort für Folien: AI-TS-BWL!</text:p>
      <text:p text:style-name="P1">Formeln:</text:p>
      <text:p text:style-name="P1">ROI: Gewinn/Gesamtkapital *100</text:p>
      <text:p text:style-name="P1">EK-Rentabilität: Gewinn/EK *100</text:p>
      <text:p text:style-name="P1">GK-Rentabilität: (Gewinn + FK-Zins) / Gesamtkapital * 100</text:p>
      <text:p text:style-name="P1">WER FK Rentabilität berechnet kassiert ne Bierdusche!!!</text:p>
      <text:p text:style-name="P2">Produktivität: <text:span text:style-name="T3">Output/Input</text:span><text:span text:style-name="T1"> (in Mengen)</text:span></text:p>
      <text:p text:style-name="P2">Wirtschaftlichkeit: <text:span text:style-name="T2">Output/Input Verhältnis zwischen Ertrag und Erlös </text:span><text:span text:style-name="T3">in Euro</text:span></text:p>
      <text:p text:style-name="P3">Value-addit/Wertschöpfung: <text:s/>Output – Input</text:p>
      <text:p text:style-name="P4"/>
      <text:p text:style-name="P5">Glossar:</text:p>
      <text:p text:style-name="P6">Magisches Dreieck: Konflikt zwischen Zeit, Leistung und Kosten</text:p>
      <text:p text:style-name="P5">ökonomisches Prinzip <text:span text:style-name="T4">Mensch wirtschaftet um knappe Güter effizient zu verteilen.</text:span></text:p>
      <text:p text:style-name="P5">Minimalprinzip – gegebener Einsatz, maximaler Ertrag</text:p>
      <text:p text:style-name="P5">Maximalprinzip – Maximierung des Etrags, Input nachgeordnet.</text:p>
      <text:p text:style-name="P5">Leistungserstellende Funktionen: Beschaffung, Produktion, Absatz</text:p>
      <text:p text:style-name="P5">Management-Funktionen: Planung, Organisation, Stellenbesetzung, Führung, Koordination, Berichterstattung, Budgetierung</text:p>
      <text:p text:style-name="P7">HGB: Handelsgesetzbuch; BGB Bürgerliches Gesetzbuch</text:p>
      <text:p text:style-name="P7">Kriterien Rechtsform</text:p>
      <text:p text:style-name="P7">• Haftung</text:p>
      <text:p text:style-name="P7">• Leitung</text:p>
      <text:p text:style-name="P7">• Gewinn- und Verlustbeteiligung</text:p>
      <text:p text:style-name="P7">• Kapitalbeschaffungsmöglichkeiten</text:p>
      <text:p text:style-name="P7">• Publizitätspflichten</text:p>
      <text:p text:style-name="P7">• Aufwendungen für die Rechtsform</text:p>
      <text:p text:style-name="P7">• Steuerbelastung</text:p>
      <text:p text:style-name="P7">• Unternehmungskontinuität</text:p>
      <text:p text:style-name="P7"/>
      <text:p text:style-name="P8">Ziele rechtfertigen Handlung</text:p>
      <text:p text:style-name="P8">Ziele sind formal, human oder Sachziele</text:p>
      <text:p text:style-name="P8"/>
      <text:p text:style-name="P8">Portfolio-Analyse (nach Bosten-Consulting)</text:p>
      <text:p text:style-name="P8">Gegenüberstellung von eigenem Marktanteil und Marktwachstum eines Produktes.</text:p>
      <text:p text:style-name="P8">Entsprechende Einteilung in Questionmark, Star, Cash Cow, Poor Dog</text:p>
      <text:p text:style-name="P9">Five Forces Porter: Untternehmen in seiner Umgebung.</text:p>
      <text:p text:style-name="P9">Kunden und Lieferanten haben macht. Substitute und Wettbewerber sind Bedrohung.</text:p>
      <text:p text:style-name="P10">Prozessgedanke</text:p>
      <text:p text:style-name="P11">Make-Or-Buy</text:p>
      <text:p text:style-name="P11">ABC Analyse</text:p>
      <text:p text:style-name="P11">Vergleich Güter nach Gesamtanteil an Kosten.</text:p>
      <text:p text:style-name="P11">Einteilung in A-Gruppe super wichtig, B-Gruppe wichtig, C-Gruppe scheiß egal.</text:p>
      <text:p text:style-name="P11">1. Berechnung der Verbrauchswerte aller Materialien in einem</text:p>
      <text:p text:style-name="P11">bestimmten Zeitintervall (Menge x Preis)</text:p>
      <text:p text:style-name="P11">2. Ordnen der Materialien nach sinkenden Verbrauchswerten</text:p>
      <text:p text:style-name="P11">(Rang Nr.)</text:p>
      <text:p text:style-name="P11">3. Kumulierung der Verbrauchswerte, beginnend mit dem höchsten Wert</text:p>
      <text:p text:style-name="P11">4. Ermittlung der prozentualen Anteile der einzelnen Verbrauchswerte am</text:p>
      <text:p text:style-name="P11">Gesamtverbrauchswert</text:p>
      <text:p text:style-name="P11">5. Klassifizierung der Güter</text:p>
      <text:p text:style-name="P11"/>
      <text:p text:style-name="P12"><text:soft-page-break/>Produktionsfaktoren:</text:p>
      <text:p text:style-name="P12">elementar:</text:p>
      <text:p text:style-name="P12">objektbezogene Arbeit, Betriebsmittel, Werkstofffe (Roh-, Hilfs- und Betriebsstoffe)</text:p>
      <text:p text:style-name="P12">SCM Supply-Chain-Management: <text:s/>Lieferkette</text:p>
      <text:p text:style-name="P12">TQM: Total-Quality-Management: Qualitätssicherung entlang der gesamten Lieferkette</text:p>
      <text:p text:style-name="P13">Terminplanung mit CPM (critical path)</text:p>
      <text:p text:style-name="P13">Y-integration Technik und BWL kommen zusammen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7:59:18.103724326</meta:creation-date>
    <dc:date>2021-02-25T18:59:42.755639358</dc:date>
    <meta:editing-duration>PT42M46S</meta:editing-duration>
    <meta:editing-cycles>14</meta:editing-cycles>
    <meta:generator>LibreOffice/6.4.6.2$Linux_X86_64 LibreOffice_project/40$Build-2</meta:generator>
    <meta:document-statistic meta:table-count="0" meta:image-count="0" meta:object-count="0" meta:page-count="2" meta:paragraph-count="54" meta:word-count="261" meta:character-count="2320" meta:non-whitespace-character-count="2108"/>
  </office:meta>
</office:document-meta>
</file>